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Verdana1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Sept 30<text:span text:style-name="T1">th</text:span> 2013</text:p>
          </table:table-cell>
          <table:table-cell table:style-name="ce15" office:value-type="float" office:value="111">
            <text:p>11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6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6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6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6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6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6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6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6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6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6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6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6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6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6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6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6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6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7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6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6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6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6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6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8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6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6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6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6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8" office:value-type="string">
            <text:p>Non Stop Mix Special 1 |(1<text:span text:style-name="T1">st</text:span> edit)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30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19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30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19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30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19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19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19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0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19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19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19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19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19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19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19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30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19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19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19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1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19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2" office:value-type="string">
            <text:p>DO ME |(MONDO DISCO ITALO STYLE)</text:p>
          </table:table-cell>
          <table:table-cell table:style-name="ce19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30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19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30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19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19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19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19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1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19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19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30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19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30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19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30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19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30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19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30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19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19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30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2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30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19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19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30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19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19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19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6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6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6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6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6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6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3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3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6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3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8" office:value-type="string">
            <text:p>south</text:p>
          </table:table-cell>
          <table:table-cell table:style-name="ce23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2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4">
            <text:p>33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3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7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s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0">
            <text:p>23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6">
            <text:p>26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6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6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6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6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6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6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6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7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19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6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6"/>
          <table:table-cell table:style-name="ce25" table:number-columns-repeated="2"/>
          <table:table-cell/>
          <table:table-cell table:style-name="ce25" table:number-columns-repeated="11"/>
          <table:table-cell table:number-columns-repeated="227"/>
        </table:table-row>
        <table:table-row table:style-name="ro2" table:number-rows-repeated="1048424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11/02/2013</text:date>, <text:time>03:5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1-02T03:58:32.30</dc:date>
    <meta:editing-duration>P6DT21H39M38S</meta:editing-duration>
    <meta:editing-cycles>77</meta:editing-cycles>
    <meta:document-statistic meta:table-count="1" meta:cell-count="1959" meta:object-count="0"/>
  </office:meta>
</office:document-meta>
</file>